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hyphenation-ladder-count="no-limit"/>
      <style:text-properties officeooo:paragraph-rsid="0019525c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2b6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0d2b6d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0849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0849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none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ce005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84c54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2b6d" style:font-name-asian="Times New Roman1" style:font-weight-asian="bold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2b6d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2b6d" style:font-name-asian="Times New Roman1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2b6d"/>
    </style:style>
    <style:style style:name="P18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2b6d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2b6d" style:font-name-asian="Times New Roman1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2b6d" fo:background-color="#fdfefe" style:font-size-complex="14pt"/>
    </style:style>
    <style:style style:name="P2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2b6d" style:font-size-complex="14pt"/>
    </style:style>
    <style:style style:name="P2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0849b" style:font-size-asian="12pt" style:font-weight-asian="bold" style:font-size-complex="12pt" style:font-weight-complex="bold"/>
    </style:style>
    <style:style style:name="P2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2b6d" style:font-size-asian="12pt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2b6d" style:font-name-asian="Times New Roman1" style:font-size-complex="14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10701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93e09" style:font-style-asian="italic" style:font-style-complex="italic"/>
    </style:style>
    <style:style style:name="T16" style:family="text">
      <style:text-properties style:font-name="Times New Roman" style:font-size-complex="14pt"/>
    </style:style>
    <style:style style:name="T17" style:family="text">
      <style:text-properties style:font-name="Times New Roman" fo:font-weight="normal" officeooo:rsid="001e7dec" style:font-weight-asian="normal" style:font-size-complex="14pt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in" draw:visible-area-height="1.978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10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Дніпровський національний університет<text:line-break/>залізничного транспорту імені академіка В. Лазаряна</text:p>
      <text:p text:style-name="P12"/>
      <text:p text:style-name="P13">Кафедра «Комп'ютерні інформаційні технології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8">Лабораторна робота №</text:span><text:span text:style-name="T9">2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6"/>
      <text:p text:style-name="P23"><text:span text:style-name="T5">на тему: </text:span><text:span text:style-name="T6">«Об'єкти ядра. Очікування потоків і процесів. Робота з бар'єрами»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3">Виконав:</text:p>
      <text:p text:style-name="P19">студент гр.ПЗ1911 </text:p>
      <text:p text:style-name="P19">Сафонов Д.Є.</text:p>
      <text:p text:style-name="P19">Прийня<text:span text:style-name="T11">в</text:span>: </text:p>
      <text:p text:style-name="P20">Андрющенко В.О.</text:p>
      <text:p text:style-name="P21"/>
      <text:p text:style-name="P21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Дніпро, 202</text:span><text:span text:style-name="T2">1</text:span></text:p>
      <text:p text:style-name="P22"><text:span text:style-name="T7">Тема. </text:span><text:span text:style-name="T6">Об'єкти ядра. Очікування потоків і процесів. Робота з бар'єрами.</text:span></text:p>
      <text:p text:style-name="P4"><text:span text:style-name="T12">Завдання. </text:span><text:span text:style-name="T13">Розробити програми, які моделюють рішення задачі синхронізації з використанням заданих системних ресурсів. Під час запуску процесів передавати параметри через </text:span></text:p>
      <text:p text:style-name="P5">командний рядок та через змінні оточення програми.</text:p>
      <text:p text:style-name="P6">Варіант 11.</text:p>
      <text:p text:style-name="P7"><text:span text:style-name="T14">Задача синхронізації</text:span><text:span text:style-name="T15">(2)</text:span><text:span text:style-name="T14">:</text:span> Виробник-споживач. </text:p>
      <text:p text:style-name="P7"><text:span text:style-name="T14">Об’єкти ядра для синхронізації</text:span><text:span text:style-name="T15">(1)</text:span><text:span text:style-name="T14">:</text:span> Семафор.</text:p>
      <text:p text:style-name="P7"><text:span text:style-name="T14">Приналежність потоків</text:span><text:span text:style-name="T15">(1)</text:span><text:span text:style-name="T14">:</text:span> Одному процесу.</text:p>
      <text:p text:style-name="P1"><text:span text:style-name="T16">Текст програми. </text:span><text:a xlink:type="simple" xlink:href="https://github.com/dazzlemon/diit_121-ipz_y3_os/tree/main/2/src" text:style-name="Internet_20_link" text:visited-style-name="Visited_20_Internet_20_Link"><text:span text:style-name="T17">github</text:span></text:a></text:p>
      <text:p text:style-name="P8">Результати виконання програми.</text:p>
      <text:p text:style-name="P9"/>
      <text:p text:style-name="P8">Аналіз результатів та 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1:15:15.605677629</meta:creation-date>
    <dc:date>2021-09-18T20:54:41.911647269</dc:date>
    <meta:editing-duration>PT2H51M48S</meta:editing-duration>
    <meta:editing-cycles>25</meta:editing-cycles>
    <meta:generator>LibreOffice/7.1.6.2.0$Linux_X86_64 LibreOffice_project/10$Build-2</meta:generator>
    <meta:document-statistic meta:table-count="0" meta:image-count="0" meta:object-count="1" meta:page-count="2" meta:paragraph-count="24" meta:word-count="107" meta:character-count="884" meta:non-whitespace-character-count="793"/>
  </office:meta>
</office:document-meta>
</file>